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81000004573171E9D8.png"/>
  <manifest:file-entry manifest:media-type="image/png" manifest:full-path="Pictures/1000020100000477000004626EB760F8.png"/>
  <manifest:file-entry manifest:media-type="image/png" manifest:full-path="Pictures/10000201000004710000045E6FCBE9C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.59cm" svg:height="16.947cm" draw:z-index="0"><draw:image xlink:href="Pictures/1000020100000481000004573171E9D8.png" xlink:type="simple" xlink:show="embed" xlink:actuate="onLoad"/></draw:frame></text:p>
      <text:p text:style-name="P1"><draw:frame draw:style-name="fr1" draw:name="graphics2" text:anchor-type="paragraph" svg:width="17.59cm" svg:height="17.265cm" draw:z-index="1"><draw:image xlink:href="Pictures/1000020100000477000004626EB760F8.png" xlink:type="simple" xlink:show="embed" xlink:actuate="onLoad"/></draw:frame></text:p>
      <text:p text:style-name="P1"><draw:frame draw:style-name="fr1" draw:name="graphics3" text:anchor-type="paragraph" svg:width="17.59cm" svg:height="17.293cm" draw:z-index="2"><draw:image xlink:href="Pictures/10000201000004710000045E6FCBE9C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7-19T15:04:03</meta:creation-date>
    <dc:date>2007-07-19T15:09:04</dc:date>
    <dc:language>en-CA</dc:language>
    <meta:editing-cycles>2</meta:editing-cycles>
    <meta:editing-duration>PT5M2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3" meta:paragraph-count="0" meta:word-count="0" meta:character-count="0"/>
  </office:meta>
</office:document-meta>
</file>